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lingMessageConverterTests.fromByte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rshallingMessageConverterTests.toTex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rshallingMessageConverterTests.toByte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rshallingMessageConverterTests.fromTex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